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OpenSymbol" svg:font-family="OpenSymbol"/>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cm" fo:border="0.035cm solid #00008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Substack:</text:p>
      <text:p text:style-name="Standard"/>
      <text:p text:style-name="Text_20_body">Extrapolating Musk, a System Engineer's World Order</text:p>
      <text:p text:style-name="Text_20_body">This article outlines a System Engineer's perspective on how Elon Musk could increase his personal power, wealth and influence, via systemic-control of politicians and business people. </text:p>
      <text:p text:style-name="Text_20_body"><draw:a xlink:type="simple" xlink:href="https://substackcdn.com/image/fetch/f_auto,q_auto:good,fl_progressive:steep/https%3A%2F%2Fsubstack-post-media.s3.amazonaws.com%2Fpublic%2Fimages%2Ff2400197-b06d-429f-8133-2d4689247f74_1024x1024.jpeg" office:target-frame-name="_blank" xlink:show="new"><draw:frame draw:style-name="fr1" draw:name="graphics1" text:anchor-type="paragraph" svg:y="0cm" svg:width="16.348cm" svg:height="16.348cm" draw:z-index="0"><draw:image xlink:href="https://substackcdn.com/image/fetch/w_1456,c_limit,f_auto,q_auto:good,fl_progressive:steep/https%3A%2F%2Fsubstack-post-media.s3.amazonaws.com%2Fpublic%2Fimages%2Ff2400197-b06d-429f-8133-2d4689247f74_1024x1024.jpeg" xlink:type="simple" xlink:show="embed" xlink:actuate="onLoad"/></draw:frame></draw:a></text:p>
      <text:p text:style-name="Text_20_body"><text:span text:style-name="Strong_20_Emphasis">System Ground State:</text:span></text:p>
      <text:p text:style-name="Text_20_body">A) Musk may be a psychopathic megalomaniac, whose universal Mission may supersede the welfare of lesser Humans, at least in the short-term. Consequently, he may pursue civil and foreign wars to improve his power-base relative to foreign actors.</text:p>
      <text:p text:style-name="Text_20_body">B) His Mission may require him to become globally powerful, quickly, before his mind <text:soft-page-break/>deteriorates due to age or other factors. He may even need to become a global version of Putin, and since he can not yet become US President, he may need to "own" the US President, perhaps in partnership with US-rival(s) he plans to succeed (Putin, Xi, etc).</text:p>
      <text:p text:style-name="Text_20_body">C) Musk may control the world-view of nearly half of the US-population, using social media platforms driven by AI, (which he also controls). Democracy is being redefined to include the managed world-view of vulnerable minds.</text:p>
      <text:p text:style-name="Text_20_body">D) The poor get poorer and the vulnerable get more vulnerable, rights are being eroded, and society may be disintegrating. Thus, organized resistance may become less legal, quarantined by social-media and un-American.</text:p>
      <text:p text:style-name="Text_20_body"><text:span text:style-name="Strong_20_Emphasis">System Dynamics:</text:span></text:p>
      <text:p text:style-name="Text_20_body">Musk may create the following political system dynamics, [in square brackets is a “sympathetic positive feedback loop” which may be created by the business world and its investors]: </text:p>
      <text:p text:style-name="Text_20_body">1. Musk may seek to control, or disrupt, competing AI-platforms.</text:p>
      <text:p text:style-name="Text_20_body">[Stock-Market Investors may react by preemptive investment in Musk's AI-platform, with shorts on alternative platforms, especially ChatGPT and DeepSeek].</text:p>
      <text:p text:style-name="Text_20_body">2. Musk may position himself for a rapid draw-down from his current investments. This would up-end market confidence, while freeing cash that Musk could use to encourage the market to recover. Musk may also deregulate financial markets and wealth management, pulling investors out of foreign markets and into the US market, where Musk has more tools to ensure operational captivity for individuals and their funds.</text:p>
      <text:p text:style-name="Text_20_body">The rigging of quotes, prices and trades may often be used to manipulate the public prices seen by regular investors. “Dark trading” may now represent the super-majority of stock market activity, and it appears to have already accelerated volatility and risk — but only for public (non-dark) investors.</text:p>
      <text:p text:style-name="Text_20_body">[Stock-Market Investors may “<text:span text:style-name="Strong_20_Emphasis"><text:span text:style-name="Emphasis">Fast-Follow The Uberwhale</text:span></text:span>”, making Musk the stock-market's exclusive puppeteer. Stock-Market Investors may also support US brokers who offer illegal investment vehicles to the global super-rich. Such brokers are increasingly positioned to test the US courts' ability to interfere in activities that prior courts would have deemed illegal or fraudulent. By being first to market, with newly-permissible investment vehicles, unprecedented financial gains can be confined a more exclusive “club”].</text:p>
      <text:p text:style-name="Text_20_body">3. Musk may promote a Nazi-style “<text:span text:style-name="Strong_20_Emphasis">enemy within</text:span>”, positioning rivals to take the blame for future social discord, while also mitigating popular backlash. Musk may thus require Trump to blame China, reciprocal tariffs, or even Putin if he is emboldened to attack Ukraine and/or NATO.</text:p>
      <text:p text:style-name="Text_20_body">[Some Stock-Market Investors may see Trump's undermining of NATO as a way to convince Putin to over-reach. These Stock-Market Investors may also see the wider conflict in Europe <text:soft-page-break/>as an opportunity for the US to weaken both Europe and Russia, while profiting from sales or extortions that involve US defence products. However, if payment is to use Ukrainian natural resources, the US will eventually need to fully control all associated Ukrainian territories.</text:p>
      <text:p text:style-name="Text_20_body">A weaker European Block is also less likely to usurp the US status as the global reserve currency, which is currently under pressure from multiple angles. This reserve currency status allows the US to print free money, and then escape some resulting inflation by pushing US-dollars into foreign economies.</text:p>
      <text:p text:style-name="Text_20_body">[Consequently, Stock-Market Investors may wish to invest more heavily in US-dollars, and in defence stocks that can emergency-deploy, at extortionate prices, into Russia's border states]. </text:p>
      <text:p text:style-name="Text_20_body">4. Musk may seek to control or destabilize foreign politicians, or foreign parties that do not support fascist authoritarianism. This may require Musk to create global systems that help him bully politicians and their oligarch-sponsors. For example, Musk could sponsor US and foreign initiatives that weaken or re-engineer regulatory systems, removing watchdogs, making taxation less progressive, loosening business and banking regulations, etc. Musk would thus create a global protection racquet, fed by the rich and powerful.</text:p>
      <text:p text:style-name="Text_20_body">[Stock-Market Investors may react by investing in private lobbying firms favored by Musk, including ultra-right-wing lobbyists and firms that expose left-wing political corruption. However, these investors may ensure these firms act like Musk fan-boys, making Musk more likely to co-opt them publicly].</text:p>
      <text:p text:style-name="Text_20_body">5. Musk may weed out troublemakers more forcefully. He could use AI and social media to increase the social conflict between the “haves” and “have-nots”, causing a crime wave that can be blamed on the “have-nots”. He could also create a disposal system for politically motivated incarcerations.</text:p>
      <text:p text:style-name="Text_20_body">[Stock-Market Investors may thus wish to invest in private prisons, outside of the US, especially in places less visible than Trump's recent strawman].</text:p>
      <text:p text:style-name="Text_20_body">6. Musk may be at liberty to collect and manipulate data about powerful players, including Presidents, much as did Henry Kissinger. “C<text:span text:style-name="Strong_20_Emphasis">ompromat</text:span>” data could provide Musk with unique political leverage, and personal insurance against being fired. Meanwhile, by decreasing the influence of the non-executive branches of Government, Musk could enhance immunity for himself, and for allies, (who may later need to be restrained).</text:p>
      <text:p text:style-name="Text_20_body">[Stock-Market Investors may react by supporting companies that produce vigilante tools, private security services and underworld-entities, all of which prosper during low-grade civil wars, and foreign wars]. </text:p>
      <text:p text:style-name="Standard"/>
      <text:p text:style-name="P2">To Peter Zeihan:</text:p>
      <text:p text:style-name="Standard"/>
      <text:p text:style-name="Standard">This article provides perspective for your upcoming video on Elon Musk. <text:s/>It outlines a System Engineer's perspective on how Elon Musk increases his personal power, wealth and influence, via systemic-control of politicians and business people. </text:p>
      <text:p text:style-name="Standard"/>
      <text:p text:style-name="Standard">System Ground State: </text:p>
      <text:p text:style-name="Standard"/>
      <text:p text:style-name="Standard">A) Musk is a psychopathic megalomaniac whose universal Mission supersedes the welfare of lesser Humans, at least in the short-term. <text:s/>Consequently, he may pursue civil and foreign wars to improve his power-base relative to foreign actors. <text:s/></text:p>
      <text:p text:style-name="Standard"/>
      <text:p text:style-name="Standard">B) His Mission requires him to become globally powerful quickly, before his mind deteriorates due to age or other factors. <text:s/>He may even need to become a global version of Putin, and since he can not yet become US President, he may need to "own" the US President, perhaps in partnership with US-rival(s) he plans to succeed (Putin, Xi, etc). </text:p>
      <text:p text:style-name="Standard"/>
      <text:p text:style-name="Standard">C) Musk controls the world-view of nearly half of the US-population, using social media platforms driven by AI, (which he also controls). <text:s/>Democracy is being redefined to include the managed world-view of vulnerable minds. </text:p>
      <text:p text:style-name="Standard"/>
      <text:p text:style-name="Standard">D) The poor get poorer and the vulnerable more vulnerable as rights are eroded, causing society to disintegrate as organized resistance becomes less legal, quarantined by social-media and un-American. </text:p>
      <text:p text:style-name="Standard"/>
      <text:p text:style-name="Standard">System Dynamics:</text:p>
      <text:p text:style-name="Standard"/>
      <text:p text:style-name="Standard">Musk may create the following political system dynamics, [in square brackets is the “sympathetic positive feedback loop”, created by the business world and its investors]: </text:p>
      <text:p text:style-name="Standard"/>
      <text:p text:style-name="Standard">1. Musk may seek to control, or disrupt, competing AI-platforms. <text:s/></text:p>
      <text:p text:style-name="Standard"/>
      <text:p text:style-name="Standard">[Stock-Market Investors may react by preemptive investment in Musk's AI-platform, with shorts on alternative platforms, especially ChatGPT and DeepSeek].</text:p>
      <text:p text:style-name="Standard"/>
      <text:p text:style-name="Standard">2. Musk may position himself for a rapid draw-down from his current investments. <text:s/>This would up-end market confidence, while freeing cash that Musk could use to encourage the market to recover. <text:s/>Musk may also deregulate financial markets and wealth management, pulling investors out of foreign markets and into the US market, where Musk has more tools to ensure operational captivity for individuals and their funds.</text:p>
      <text:p text:style-name="Standard"/>
      <text:p text:style-name="Standard"><text:soft-page-break/>The rigging of quotes, prices and trades are used to manipulate the public prices seen by regular investors. <text:s/>Dark trading now represents more than 50% of all stock market activity, which has accelerated volatility and risk but only for public (non-dark) investors. </text:p>
      <text:p text:style-name="Standard"/>
      <text:p text:style-name="Standard">[Stock-Market Investors may “Fast-Follow The Uberwhale”, making Musk the stock-market's exclusive puppeteer. <text:s/>Stock-Market Investors may also support US brokers who offer illegal investment vehicles to the global super-rich. <text:s/>Such brokers continually test the US courts' ability to interfere in activities that prior courts would have deemed illegal or fraudulent. <text:s/>By being first to market with newly permissible investment vehicles, gains can be unprecedented]. </text:p>
      <text:p text:style-name="Standard"/>
      <text:p text:style-name="Standard">3. Musk may promote a Nazi-style “enemy within”, positioning a rival group to take the blame for future social discord while mitigating popular backlash. <text:s/>Musk may thus require Trump to blame China and its reciprocal tariffs, or Musk may require Trump to blame Putin for territorial over-reach after he has been emboldened to attack Ukraine and/or NATO.</text:p>
      <text:p text:style-name="Standard"/>
      <text:p text:style-name="Standard">[Some Stock-Market Investors may see Trump's undermining of NATO as a way to convince Putin to over-reach. <text:s/>These Stock-Market Investors may also see the wider conflict in Europe as an opportunity for the US to weaken Europe and Russia, while profiting from the sale of US defence products. <text:s/>However, if payment is in Ukrainian natural resources, the US will eventually need to fully control such territories. <text:s/></text:p>
      <text:p text:style-name="Standard"/>
      <text:p text:style-name="Standard">A weaker European Block is also less likely to usurp the US status as the global reserve currency. <text:s/>This status allows the US to print free money and then escape some of the resulting inflation by pushing their dollars into foreign economies. <text:s/></text:p>
      <text:p text:style-name="Standard"/>
      <text:p text:style-name="Standard">[Consequently, Stock-Market Investors may wish to invest in defence stocks that can emergency-deploy, at extortionate prices, into Russia's border states]. <text:s/></text:p>
      <text:p text:style-name="Standard"/>
      <text:p text:style-name="Standard">4. Musk may seek to control or destabilize foreign politicians, or foreign parties that do not support fascist authoritarianism. <text:s/>This may require Musk to create global systems that help him bully politicians and their oligarch-sponsors. <text:s/>For example, Musk could sponsor US and foreign initiatives that weaken or re-engineer regulatory systems, removing watchdogs, making taxation less progressive, loosening business and banking regulations, etc. <text:s/>Musk would thus create a global protection racquet, fed by the rich and powerful. <text:s/></text:p>
      <text:p text:style-name="Standard"/>
      <text:p text:style-name="Standard">[Stock-Market Investors may react by investing in private lobbying firms favored by Musk, including ultra-right-wing lobbyists and firms that expose left-wing political corruption. <text:s/>However, these investors may ensure these firms act like Musk fan-boys, making Musk more likely to co-opt them publicly]. </text:p>
      <text:p text:style-name="Standard"/>
      <text:p text:style-name="Standard"><text:soft-page-break/>5. Musk may weed out troublemakers more forcefully. <text:s/>He could use AI and social media to increase the social conflict between the “haves” and “have-nots”, causing a crime wave that can be blamed on the “have-nots”. <text:s/>He could also create a disposal system for politically motivated incarcerations.</text:p>
      <text:p text:style-name="Standard"/>
      <text:p text:style-name="Standard">[Stock-market Investors may thus wish to invest in private prisons, outside of the US, especially in places less visible than Trump's recent strawman]. </text:p>
      <text:p text:style-name="Standard"/>
      <text:p text:style-name="Standard">6. Musk may collect compromising data on powerful players, including Trump, much as did Henry Kissinger.  Such “compromat” provides Musk with unique political leverage and personal insurance against being fired. <text:s/>Meanwhile, by decreasing the influence of the non-executive branches of Government, Musk enhances immunity for himself, and for allies that may later need to be betrayed. <text:s/></text:p>
      <text:p text:style-name="Standard"/>
      <text:p text:style-name="Standard">[Stock-Market Investors may react by supporting companies that produce vigilante tools, private security services and underworld-entities, all of which prosper during low-grade civil w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OpenSymbol" svg:font-family="OpenSymbol"/>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2-23T12:08:09.40</meta:creation-date>
    <dc:date>2025-02-24T12:02:45.15</dc:date>
    <dc:creator>Christine Ballard</dc:creator>
    <meta:editing-duration>PT3H30M18S</meta:editing-duration>
    <meta:editing-cycles>10</meta:editing-cycles>
    <meta:generator>OpenOffice/4.1.15$Win32 OpenOffice.org_project/4115m2$Build-9813</meta:generator>
    <meta:document-statistic meta:table-count="0" meta:image-count="1" meta:object-count="0" meta:page-count="6" meta:paragraph-count="49" meta:word-count="1795" meta:character-count="11946"/>
  </office:meta>
</office:document-meta>
</file>